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B3900001332669F2BF7875D4283.jpg" manifest:media-type="image/jpeg"/>
  <manifest:file-entry manifest:full-path="Pictures/10000000000002B8000001E1B2A323C9BB55BAD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976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5.2cm" svg:x="1cm" svg:y="1cm">
          <draw:image xlink:href="Pictures/1000000000001B3900001332669F2BF7875D4283.jpg" xlink:type="simple" xlink:show="embed" xlink:actuate="onLoad" loext:mime-type="image/jpeg">
            <text:p/>
          </draw:image>
        </draw:frame>
        <draw:frame draw:style-name="gr2" draw:text-style-name="P2" draw:layer="layout" svg:width="19cm" svg:height="12.725cm" svg:x="1cm" svg:y="16.1cm">
          <draw:image xlink:href="Pictures/10000000000002B8000001E1B2A323C9BB55BAD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10-04T15:44:45.692000000</meta:creation-date>
    <dc:date>2024-10-05T14:11:00.984000000</dc:date>
    <meta:editing-duration>PT2M58S</meta:editing-duration>
    <meta:editing-cycles>2</meta:editing-cycles>
    <meta:generator>LibreOffice/6.3.0.4$Windows_X86_64 LibreOffice_project/057fc023c990d676a43019934386b85b21a9ee99</meta:generator>
    <meta:print-date>2024-10-05T14:14:28.301000000</meta:print-date>
    <meta:document-statistic meta:object-count="2"/>
  </office:meta>
</office:document-meta>
</file>